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4" office:value-type="date" office:date-value="2022-10-29" calcext:value-type="date">
            <text:p>29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 20м в Молотку</text:p>
          </table:table-cell>
          <table:table-cell table:style-name="ce14" office:value-type="date" office:date-value="2023-05-12" calcext:value-type="date">
            <text:p>12.05.2023</text:p>
          </table:table-cell>
          <table:table-cell table:style-name="ce16" office:value-type="currency" office:currency="UAH" office:value="11606" calcext:value-type="currency">
            <text:p>11 6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</text:p>
          </table:table-cell>
          <table:table-cell table:style-name="ce14" office:value-type="date" office:date-value="2023-05-13" calcext:value-type="date">
            <text:p>13.05.2023</text:p>
          </table:table-cell>
          <table:table-cell table:style-name="ce16" office:value-type="currency" office:currency="UAH" office:value="40150" calcext:value-type="currency">
            <text:p>40 15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~30 т</text:p>
          </table:table-cell>
          <table:table-cell table:style-name="ce14" office:value-type="date" office:date-value="2023-05-14" calcext:value-type="date">
            <text:p>14.05.2023</text:p>
          </table:table-cell>
          <table:table-cell table:style-name="ce16" office:value-type="currency" office:currency="UAH" office:value="9000" calcext:value-type="currency">
            <text:p>9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+ 11 арок</text:p>
          </table:table-cell>
          <table:table-cell table:style-name="ce14" office:value-type="date" office:date-value="2023-05-29" calcext:value-type="date">
            <text:p>29.05.2023</text:p>
          </table:table-cell>
          <table:table-cell table:style-name="ce16" office:value-type="currency" office:currency="UAH" office:value="43400" calcext:value-type="currency">
            <text:p>43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, інше в Молотку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5388" calcext:value-type="currency">
            <text:p>5 3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6 мм</text:p>
          </table:table-cell>
          <table:table-cell table:style-name="ce14" office:value-type="date" office:date-value="2023-06-02" calcext:value-type="date">
            <text:p>02.06.2023</text:p>
          </table:table-cell>
          <table:table-cell table:style-name="ce16" office:value-type="currency" office:currency="UAH" office:value="2640" calcext:value-type="currency">
            <text:p>2 6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129.5" calcext:value-type="currency">
            <text:p>4 13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032" calcext:value-type="currency">
            <text:p>4 03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шпильки, рукавички</text:p>
          </table:table-cell>
          <table:table-cell table:style-name="ce14" office:value-type="date" office:date-value="2023-06-09" calcext:value-type="date">
            <text:p>09.06.2023</text:p>
          </table:table-cell>
          <table:table-cell table:style-name="ce16" office:value-type="currency" office:currency="UAH" office:value="1411" calcext:value-type="currency">
            <text:p>1 41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інше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508" calcext:value-type="currency">
            <text:p>50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3 палети + U блок180 шт</text:p>
          </table:table-cell>
          <table:table-cell table:style-name="ce14" office:value-type="date" office:date-value="2023-06-08" calcext:value-type="date">
            <text:p>08.06.2023</text:p>
          </table:table-cell>
          <table:table-cell table:style-name="ce16" office:value-type="currency" office:currency="UAH" office:value="41688" calcext:value-type="currency">
            <text:p>41 6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14200" calcext:value-type="currency">
            <text:p>14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газоблока</text:p>
          </table:table-cell>
          <table:table-cell table:style-name="ce14" office:value-type="date" office:date-value="2023-06-12" calcext:value-type="date">
            <text:p>12.06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і покупки в Молотку</text:p>
          </table:table-cell>
          <table:table-cell table:style-name="ce14" office:value-type="date" office:date-value="2023-06-14" calcext:value-type="date">
            <text:p>14.06.2023</text:p>
          </table:table-cell>
          <table:table-cell table:style-name="ce16" office:value-type="currency" office:currency="UAH" office:value="1760" calcext:value-type="currency">
            <text:p>1 7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3-06-15" calcext:value-type="date">
            <text:p>15.06.2023</text:p>
          </table:table-cell>
          <table:table-cell table:style-name="ce16" office:value-type="currency" office:currency="UAH" office:value="300" calcext:value-type="currency">
            <text:p>3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string" calcext:value-type="string">
            <text:p>15.96.23</text:p>
          </table:table-cell>
          <table:table-cell table:style-name="ce16" office:value-type="currency" office:currency="UAH" office:value="110" calcext:value-type="currency">
            <text:p>11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ильки, гайки, шайби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390" calcext:value-type="currency">
            <text:p>39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астифікатор, рукаіиці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980" calcext:value-type="currency">
            <text:p>98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,6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6300" calcext:value-type="currency">
            <text:p>6 3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7700" calcext:value-type="currency">
            <text:p>7 7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1-ому поверху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109500" calcext:value-type="currency">
            <text:p>109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ЕППС та інше в Молотку</text:p>
          </table:table-cell>
          <table:table-cell table:style-name="ce14" office:value-type="date" office:date-value="2023-06-29" calcext:value-type="date">
            <text:p>29.06.2023</text:p>
          </table:table-cell>
          <table:table-cell table:style-name="ce16" office:value-type="currency" office:currency="UAH" office:value="1829" calcext:value-type="currency">
            <text:p>1 829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армопоясу 1-го поверху</text:p>
          </table:table-cell>
          <table:table-cell table:style-name="ce14" office:value-type="date" office:date-value="2023-06-28" calcext:value-type="date">
            <text:p>28.06.2023</text:p>
          </table:table-cell>
          <table:table-cell table:style-name="ce16" office:value-type="currency" office:currency="UAH" office:value="46100" calcext:value-type="currency">
            <text:p>46 1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нур 2х0.75 100м</text:p>
          </table:table-cell>
          <table:table-cell table:style-name="ce14" office:value-type="date" office:date-value="2023-07-03" calcext:value-type="date">
            <text:p>03.07.2023</text:p>
          </table:table-cell>
          <table:table-cell table:style-name="ce16" office:value-type="currency" office:currency="UAH" office:value="1360" calcext:value-type="currency">
            <text:p>1 3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7-09" calcext:value-type="date">
            <text:p>09.07.2023</text:p>
          </table:table-cell>
          <table:table-cell table:style-name="ce16" office:value-type="currency" office:currency="UAH" office:value="23500" calcext:value-type="currency">
            <text:p>23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монтажу плит на 1й пов.</text:p>
          </table:table-cell>
          <table:table-cell table:style-name="ce14" office:value-type="date" office:date-value="2023-07-10" calcext:value-type="date">
            <text:p>10.07.2023</text:p>
          </table:table-cell>
          <table:table-cell table:style-name="ce16" office:value-type="currency" office:currency="UAH" office:value="7000" calcext:value-type="currency">
            <text:p>7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истка вікон</text:p>
          </table:table-cell>
          <table:table-cell table:style-name="ce14" office:value-type="date" office:date-value="2023-07-11" calcext:value-type="date">
            <text:p>11.07.2023</text:p>
          </table:table-cell>
          <table:table-cell table:style-name="ce16" office:value-type="currency" office:currency="UAH" office:value="1000" calcext:value-type="currency">
            <text:p>1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лей Сілтек 4 мішка + пінопласт 8 листів</text:p>
          </table:table-cell>
          <table:table-cell table:style-name="ce14" office:value-type="date" office:date-value="2023-07-11" calcext:value-type="date">
            <text:p>11.07.2023</text:p>
          </table:table-cell>
          <table:table-cell table:style-name="ce16" office:value-type="currency" office:currency="UAH" office:value="2096" calcext:value-type="currency">
            <text:p>2 09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ільки, рукавиці, дріт</text:p>
          </table:table-cell>
          <table:table-cell table:style-name="ce14" office:value-type="date" office:date-value="2023-07-14" calcext:value-type="date">
            <text:p>14.07.2023</text:p>
          </table:table-cell>
          <table:table-cell table:style-name="ce16" office:value-type="currency" office:currency="UAH" office:value="423" calcext:value-type="currency">
            <text:p>42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укладку плит 1й пов. і армопоясу</text:p>
          </table:table-cell>
          <table:table-cell table:style-name="ce14" office:value-type="date" office:date-value="2023-07-16" calcext:value-type="date">
            <text:p>16.07.2023</text:p>
          </table:table-cell>
          <table:table-cell table:style-name="ce16" office:value-type="currency" office:currency="UAH" office:value="30000" calcext:value-type="currency">
            <text:p>3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, саморізи, біти, скоби</text:p>
          </table:table-cell>
          <table:table-cell table:style-name="ce14" office:value-type="date" office:date-value="2023-07-18" calcext:value-type="date">
            <text:p>18.07.2023</text:p>
          </table:table-cell>
          <table:table-cell table:style-name="ce16" office:value-type="currency" office:currency="UAH" office:value="1245" calcext:value-type="currency">
            <text:p>1 24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плата за укладку плит 1й пов. і армопоясу</text:p>
          </table:table-cell>
          <table:table-cell table:style-name="ce14" office:value-type="date" office:date-value="2023-07-19" calcext:value-type="date">
            <text:p>19.07.2023</text:p>
          </table:table-cell>
          <table:table-cell table:style-name="ce16" office:value-type="currency" office:currency="UAH" office:value="8500" calcext:value-type="currency">
            <text:p>8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ідливка плит на 2й пов.</text:p>
          </table:table-cell>
          <table:table-cell table:style-name="ce14" office:value-type="date" office:date-value="2023-07-19" calcext:value-type="date">
            <text:p>19.07.2023</text:p>
          </table:table-cell>
          <table:table-cell table:style-name="ce16" office:value-type="currency" office:currency="UAH" office:value="14000" calcext:value-type="currency">
            <text:p>1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40м + Сілтек 10м + доставка</text:p>
          </table:table-cell>
          <table:table-cell table:style-name="ce14" office:value-type="date" office:date-value="2023-07-21" calcext:value-type="date">
            <text:p>21.07.2023</text:p>
          </table:table-cell>
          <table:table-cell table:style-name="ce16" office:value-type="currency" office:currency="UAH" office:value="8400" calcext:value-type="currency">
            <text:p>8 4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</text:p>
          </table:table-cell>
          <table:table-cell table:style-name="ce14" office:value-type="date" office:date-value="2023-07-25" calcext:value-type="date">
            <text:p>25.07.2023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роботи по газоблоку і цеглі на 2у пов.</text:p>
          </table:table-cell>
          <table:table-cell table:style-name="ce14" office:value-type="date" office:date-value="2023-07-28" calcext:value-type="date">
            <text:p>28.07.2023</text:p>
          </table:table-cell>
          <table:table-cell table:style-name="ce16" office:value-type="currency" office:currency="UAH" office:value="12000" calcext:value-type="currency">
            <text:p>12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10м + Сілтек 20м + доставка</text:p>
          </table:table-cell>
          <table:table-cell table:style-name="ce14" office:value-type="date" office:date-value="2023-08-03" calcext:value-type="date">
            <text:p>03.08.2023</text:p>
          </table:table-cell>
          <table:table-cell table:style-name="ce16" table:formula="of:=5610+6" office:value-type="currency" office:currency="UAH" office:value="5616" calcext:value-type="currency">
            <text:p>5 61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 (2й пов)</text:p>
          </table:table-cell>
          <table:table-cell table:style-name="ce14" office:value-type="date" office:date-value="2023-08-04" calcext:value-type="date">
            <text:p>04.08.2023</text:p>
          </table:table-cell>
          <table:table-cell table:style-name="ce16" office:value-type="currency" office:currency="UAH" office:value="48800" calcext:value-type="currency">
            <text:p>48 8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6 газоблоку і стінки (2й пов)</text:p>
          </table:table-cell>
          <table:table-cell table:style-name="ce14" office:value-type="date" office:date-value="2023-08-04" calcext:value-type="date">
            <text:p>04.08.2023</text:p>
          </table:table-cell>
          <table:table-cell table:style-name="ce16" office:value-type="currency" office:currency="UAH" office:value="24000" calcext:value-type="currency">
            <text:p>2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7..9 газоблоку і стінки (2й пов)</text:p>
          </table:table-cell>
          <table:table-cell table:style-name="ce14" office:value-type="date" office:date-value="2023-08-10" calcext:value-type="date">
            <text:p>10.08.2023</text:p>
          </table:table-cell>
          <table:table-cell table:style-name="ce16" office:value-type="currency" office:currency="UAH" office:value="16000" calcext:value-type="currency">
            <text:p>1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заносу матеріалів на 2й пов.</text:p>
          </table:table-cell>
          <table:table-cell table:style-name="ce14" office:value-type="date" office:date-value="2023-08-15" calcext:value-type="date">
            <text:p>15.08.2023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20м + Сілтек 10м + доставка</text:p>
          </table:table-cell>
          <table:table-cell table:style-name="ce14" office:value-type="date" office:date-value="2023-08-16" calcext:value-type="date">
            <text:p>16.08.2023</text:p>
          </table:table-cell>
          <table:table-cell table:style-name="ce16" table:formula="of:=5130+6" office:value-type="currency" office:currency="UAH" office:value="5136" calcext:value-type="currency">
            <text:p>5 13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(2й пов)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50000" calcext:value-type="currency">
            <text:p>5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підйом цегли на 2й пов.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івка-стреч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400" calcext:value-type="currency">
            <text:p>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ельма і шпатель</text:p>
          </table:table-cell>
          <table:table-cell table:style-name="ce14" office:value-type="date" office:date-value="2023-08-19" calcext:value-type="date">
            <text:p>19.08.2023</text:p>
          </table:table-cell>
          <table:table-cell table:style-name="ce16" office:value-type="currency" office:currency="UAH" office:value="877" calcext:value-type="currency">
            <text:p>877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датковий щиток до болгарки</text:p>
          </table:table-cell>
          <table:table-cell table:style-name="ce14" office:value-type="date" office:date-value="2023-08-21" calcext:value-type="date">
            <text:p>21.08.2023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річковий 7.77т + кар'єрний, 7.69т</text:p>
          </table:table-cell>
          <table:table-cell table:style-name="ce14" office:value-type="date" office:date-value="2023-08-23" calcext:value-type="date">
            <text:p>23.08.2023</text:p>
          </table:table-cell>
          <table:table-cell table:style-name="ce16" office:value-type="currency" office:currency="UAH" office:value="9800" calcext:value-type="currency">
            <text:p>9 8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234" calcext:value-type="currency">
            <text:p>234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руток 10х10 2м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70" calcext:value-type="currency">
            <text:p>7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0..12 газоблоку і стінки (2й пов)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24000" calcext:value-type="currency">
            <text:p>2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ифер Фібродах 106 листів + саморізи</text:p>
          </table:table-cell>
          <table:table-cell table:style-name="ce14" office:value-type="date" office:date-value="2023-08-26" calcext:value-type="date">
            <text:p>26.08.2023</text:p>
          </table:table-cell>
          <table:table-cell table:style-name="ce16" office:value-type="currency" office:currency="UAH" office:value="44940" calcext:value-type="currency">
            <text:p>44 9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шиферу + розрузка</text:p>
          </table:table-cell>
          <table:table-cell table:style-name="ce14" office:value-type="date" office:date-value="2023-08-28" calcext:value-type="date">
            <text:p>28.08.2023</text:p>
          </table:table-cell>
          <table:table-cell table:style-name="ce16" office:value-type="currency" office:currency="UAH" office:value="2400" calcext:value-type="currency">
            <text:p>2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30х20х60 25 шт</text:p>
          </table:table-cell>
          <table:table-cell table:style-name="ce14" office:value-type="date" office:date-value="2023-09-18" calcext:value-type="date">
            <text:p>18.09.2023</text:p>
          </table:table-cell>
          <table:table-cell table:style-name="ce16" office:value-type="currency" office:currency="UAH" office:value="2793" calcext:value-type="currency">
            <text:p>2 79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30м + арматура ⌀10 120м + інше + доставка</text:p>
          </table:table-cell>
          <table:table-cell table:style-name="ce14" office:value-type="date" office:date-value="2023-09-18" calcext:value-type="date">
            <text:p>18.09.2023</text:p>
          </table:table-cell>
          <table:table-cell table:style-name="ce16" office:value-type="currency" office:currency="UAH" office:value="7787.5" calcext:value-type="currency">
            <text:p>7 7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.69т + доставка</text:p>
          </table:table-cell>
          <table:table-cell table:style-name="ce14" office:value-type="date" office:date-value="2023-09-20" calcext:value-type="date">
            <text:p>20.09.2023</text:p>
          </table:table-cell>
          <table:table-cell table:style-name="ce16" office:value-type="currency" office:currency="UAH" office:value="6400" calcext:value-type="currency">
            <text:p>6 4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8мм, 120м + арматура ⌀6мм, 150м</text:p>
          </table:table-cell>
          <table:table-cell table:style-name="ce14" office:value-type="date" office:date-value="2023-09-20" calcext:value-type="date">
            <text:p>20.09.2023</text:p>
          </table:table-cell>
          <table:table-cell table:style-name="ce16" table:formula="of:=1920+1875" office:value-type="currency" office:currency="UAH" office:value="3795" calcext:value-type="currency">
            <text:p>3 79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у 17 газоблоку + армопояс</text:p>
          </table:table-cell>
          <table:table-cell table:style-name="ce14" office:value-type="date" office:date-value="2023-09-22" calcext:value-type="date">
            <text:p>22.09.2023</text:p>
          </table:table-cell>
          <table:table-cell table:style-name="ce16" office:value-type="currency" office:currency="UAH" office:value="33600" calcext:value-type="currency">
            <text:p>33 6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30х20х60 12 шт + цемент 10м</text:p>
          </table:table-cell>
          <table:table-cell table:style-name="ce14" office:value-type="date" office:date-value="2023-09-27" calcext:value-type="date">
            <text:p>27.09.2023</text:p>
          </table:table-cell>
          <table:table-cell table:style-name="ce16" office:value-type="currency" office:currency="UAH" office:value="2962" calcext:value-type="currency">
            <text:p>2 96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ла червона 4 піддона</text:p>
          </table:table-cell>
          <table:table-cell table:style-name="ce14" office:value-type="date" office:date-value="2023-09-29" calcext:value-type="date">
            <text:p>29.09.2023</text:p>
          </table:table-cell>
          <table:table-cell table:style-name="ce16" office:value-type="currency" office:currency="UAH" office:value="22000" calcext:value-type="currency">
            <text:p>22 0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20х15х60 33 шт</text:p>
          </table:table-cell>
          <table:table-cell table:style-name="ce14" office:value-type="date" office:date-value="2023-09-30" calcext:value-type="date">
            <text:p>30.09.2023</text:p>
          </table:table-cell>
          <table:table-cell table:style-name="ce16" office:value-type="currency" office:currency="UAH" office:value="2160.61" calcext:value-type="currency">
            <text:p>2 16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8 мм, 36м</text:p>
          </table:table-cell>
          <table:table-cell table:style-name="ce14" office:value-type="date" office:date-value="2023-09-30" calcext:value-type="date">
            <text:p>30.09.2023</text:p>
          </table:table-cell>
          <table:table-cell table:style-name="ce16" office:value-type="currency" office:currency="UAH" office:value="540" calcext:value-type="currency">
            <text:p>5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монтажу плит на 2й пов.</text:p>
          </table:table-cell>
          <table:table-cell table:style-name="ce14" office:value-type="date" office:date-value="2023-10-02" calcext:value-type="date">
            <text:p>02.10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2му поверху (залишок)</text:p>
          </table:table-cell>
          <table:table-cell table:style-name="ce14" office:value-type="date" office:date-value="2023-10-02" calcext:value-type="date">
            <text:p>02.10.2023</text:p>
          </table:table-cell>
          <table:table-cell table:style-name="ce16" office:value-type="currency" office:currency="UAH" office:value="44000" calcext:value-type="currency">
            <text:p>4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25м + Сілтек 4м + різне + доставка</text:p>
          </table:table-cell>
          <table:table-cell table:style-name="ce14" office:value-type="date" office:date-value="2023-10-03" calcext:value-type="date">
            <text:p>03.10.2023</text:p>
          </table:table-cell>
          <table:table-cell table:style-name="ce16" table:formula="of:=8156+6" office:value-type="currency" office:currency="UAH" office:value="8162" calcext:value-type="currency">
            <text:p>8 16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армопояс плит 2й пов.</text:p>
          </table:table-cell>
          <table:table-cell table:style-name="ce14" office:value-type="date" office:date-value="2023-10-04" calcext:value-type="date">
            <text:p>04.10.2023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даху</text:p>
          </table:table-cell>
          <table:table-cell table:style-name="ce14" office:value-type="date" office:date-value="2023-10-05" calcext:value-type="date">
            <text:p>05.10.2023</text:p>
          </table:table-cell>
          <table:table-cell table:style-name="ce16" office:value-type="currency" office:currency="UAH" office:value="37806" calcext:value-type="currency">
            <text:p>37 8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по підйому цегли</text:p>
          </table:table-cell>
          <table:table-cell table:style-name="ce14" office:value-type="date" office:date-value="2023-10-06" calcext:value-type="date">
            <text:p>06.10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1шт</text:p>
          </table:table-cell>
          <table:table-cell table:style-name="ce14" office:value-type="date" office:date-value="2023-10-11" calcext:value-type="date">
            <text:p>11.10.2023</text:p>
          </table:table-cell>
          <table:table-cell table:style-name="ce16" office:value-type="currency" office:currency="UAH" office:value="1030" calcext:value-type="currency">
            <text:p>1 03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рус 15х15х450 12шт</text:p>
          </table:table-cell>
          <table:table-cell table:style-name="ce14" office:value-type="date" office:date-value="2023-10-12" calcext:value-type="date">
            <text:p>12.10.2023</text:p>
          </table:table-cell>
          <table:table-cell table:style-name="ce16" office:value-type="currency" office:currency="UAH" office:value="9200" calcext:value-type="currency">
            <text:p>9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е для даху</text:p>
          </table:table-cell>
          <table:table-cell table:style-name="ce14" office:value-type="date" office:date-value="2023-10-12" calcext:value-type="date">
            <text:p>12.10.2023</text:p>
          </table:table-cell>
          <table:table-cell table:style-name="ce16" office:value-type="currency" office:currency="UAH" office:value="1393" calcext:value-type="currency">
            <text:p>1 39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по підйому дерева 2й пов.</text:p>
          </table:table-cell>
          <table:table-cell table:style-name="ce14" office:value-type="date" office:date-value="2023-10-13" calcext:value-type="date">
            <text:p>13.10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е для даху</text:p>
          </table:table-cell>
          <table:table-cell table:style-name="ce14" office:value-type="date" office:date-value="2023-10-13" calcext:value-type="date">
            <text:p>13.10.2023</text:p>
          </table:table-cell>
          <table:table-cell table:style-name="ce16" office:value-type="currency" office:currency="UAH" office:value="1220" calcext:value-type="currency">
            <text:p>1 22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іплення для даху</text:p>
          </table:table-cell>
          <table:table-cell table:style-name="ce14" office:value-type="date" office:date-value="2023-10-14" calcext:value-type="date">
            <text:p>14.10.2023</text:p>
          </table:table-cell>
          <table:table-cell table:style-name="ce16" office:value-type="currency" office:currency="UAH" office:value="9284" calcext:value-type="currency">
            <text:p>9 28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11шт + доставка</text:p>
          </table:table-cell>
          <table:table-cell table:style-name="ce14" office:value-type="date" office:date-value="2023-10-18" calcext:value-type="date">
            <text:p>18.10.2023</text:p>
          </table:table-cell>
          <table:table-cell table:style-name="ce16" office:value-type="currency" office:currency="UAH" office:value="12460" calcext:value-type="currency">
            <text:p>12 4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ребінки під шифер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1417.16" calcext:value-type="currency">
            <text:p>1 417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ишок за армопояс плит 2й пов.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4500" calcext:value-type="currency">
            <text:p>4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дах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35000" calcext:value-type="currency">
            <text:p>3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лісів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600" calcext:value-type="currency">
            <text:p>6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Туби вентиляції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1514" calcext:value-type="currency">
            <text:p>1 51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таба 50х4 3м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135" calcext:value-type="currency">
            <text:p>13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3шт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3350" calcext:value-type="currency">
            <text:p>3 35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Метал на коники і димар</text:p>
          </table:table-cell>
          <table:table-cell table:style-name="ce14" office:value-type="date" office:date-value="2023-10-24" calcext:value-type="date">
            <text:p>24.10.2023</text:p>
          </table:table-cell>
          <table:table-cell table:style-name="ce16" office:value-type="currency" office:currency="UAH" office:value="9800" calcext:value-type="currency">
            <text:p>9 8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 250шт</text:p>
          </table:table-cell>
          <table:table-cell table:style-name="ce14" office:value-type="date" office:date-value="2023-10-30" calcext:value-type="date">
            <text:p>30.10.2023</text:p>
          </table:table-cell>
          <table:table-cell table:style-name="ce16" office:value-type="currency" office:currency="UAH" office:value="550" calcext:value-type="currency">
            <text:p>55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роботи по даху</text:p>
          </table:table-cell>
          <table:table-cell table:style-name="ce14" office:value-type="date" office:date-value="2023-10-30" calcext:value-type="date">
            <text:p>30.10.2023</text:p>
          </table:table-cell>
          <table:table-cell table:style-name="ce16" office:value-type="currency" office:currency="UAH" office:value="118000" calcext:value-type="currency">
            <text:p>118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Матеріали для підшивки свісу даху + водостічна</text:p>
          </table:table-cell>
          <table:table-cell table:style-name="ce14" office:value-type="date" office:date-value="2023-10-31" calcext:value-type="date">
            <text:p>31.10.2023</text:p>
          </table:table-cell>
          <table:table-cell table:style-name="ce16" office:value-type="currency" office:currency="UAH" office:value="53524" calcext:value-type="currency">
            <text:p>53 524 грн.</text:p>
          </table:table-cell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 table:number-rows-repeated="11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style-name="ce16" table:formula="of:=SUM([.C2:.C162])" office:value-type="currency" office:currency="UAH" office:value="2546738.18" calcext:value-type="currency">
            <text:p>2 546 738 грн.</text:p>
          </table:table-cell>
          <table:table-cell table:number-columns-repeated="1019"/>
        </table:table-row>
        <table:table-row table:style-name="ro2" table:number-rows-repeated="104841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 style:data-style-name="N2" text:time-value="09:48:11.373757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11-01T09:50:14.338635658</dc:date>
    <dc:creator>Віталій </dc:creator>
    <meta:editing-duration>P1DT16H27M27S</meta:editing-duration>
    <meta:editing-cycles>107</meta:editing-cycles>
    <meta:document-statistic meta:table-count="1" meta:cell-count="608" meta:object-count="0"/>
  </office:meta>
</office:document-meta>
</file>